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0124*"/>
    </style:style>
    <style:style style:name="Tabella1.B" style:family="table-column">
      <style:table-column-properties style:column-width="3.408cm" style:rel-column-width="11165*"/>
    </style:style>
    <style:style style:name="Tabella1.C" style:family="table-column">
      <style:table-column-properties style:column-width="3.302cm" style:rel-column-width="10818*"/>
    </style:style>
    <style:style style:name="Tabella1.D" style:family="table-column">
      <style:table-column-properties style:column-width="3.701cm" style:rel-column-width="12124*"/>
    </style:style>
    <style:style style:name="Tabella1.E" style:family="table-column">
      <style:table-column-properties style:column-width="3.094cm" style:rel-column-width="10136*"/>
    </style:style>
    <style:style style:name="Tabella1.F" style:family="table-column">
      <style:table-column-properties style:column-width="3.408cm" style:rel-column-width="11168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89cm" style:rel-column-width="10119*"/>
    </style:style>
    <style:style style:name="Tabella2.B" style:family="table-column">
      <style:table-column-properties style:column-width="3.408cm" style:rel-column-width="11165*"/>
    </style:style>
    <style:style style:name="Tabella2.C" style:family="table-column">
      <style:table-column-properties style:column-width="3.302cm" style:rel-column-width="10818*"/>
    </style:style>
    <style:style style:name="Tabella2.D" style:family="table-column">
      <style:table-column-properties style:column-width="3.701cm" style:rel-column-width="12124*"/>
    </style:style>
    <style:style style:name="Tabella2.E" style:family="table-column">
      <style:table-column-properties style:column-width="3.094cm" style:rel-column-width="10136*"/>
    </style:style>
    <style:style style:name="Tabella2.F" style:family="table-column">
      <style:table-column-properties style:column-width="3.41cm" style:rel-column-width="11173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85cm" style:rel-width="96%" svg:height="2.002cm" style:rel-height="69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3cm" style:rel-width="95%" svg:height="2.212cm" style:rel-height="65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22cm" style:rel-width="94%" svg:height="2.281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Cornice1" text:anchor-type="as-char" svg:width="3.085cm" style:rel-width="96%" svg:height="2.002cm" style:rel-height="69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Cornice2" text:anchor-type="as-char" svg:width="3.33cm" style:rel-width="95%" svg:height="2.212cm" style:rel-height="65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Cornice3" text:anchor-type="as-char" svg:width="3.022cm" style:rel-width="94%" svg:height="2.281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1:01:49.063000000</dc:date>
    <meta:editing-duration>PT8H46M31S</meta:editing-duration>
    <meta:editing-cycles>139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